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Fonteparág.padrão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 fo:margin-bottom="0in"/>
    </style:style>
    <style:style style:name="T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" style:parent-style-name="Fonteparág.padrão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justify" fo:margin-bottom="0in"/>
    </style:style>
    <style:style style:name="T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" style:parent-style-name="Standard" style:family="paragraph">
      <style:paragraph-properties fo:text-align="justify" fo:margin-bottom="0in"/>
    </style:style>
    <style:style style:name="T1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3" style:parent-style-name="Standard" style:family="paragraph">
      <style:paragraph-properties fo:text-align="justify" fo:margin-bottom="0in"/>
    </style:style>
    <style:style style:name="T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8" style:parent-style-name="Standard" style:family="paragraph">
      <style:paragraph-properties fo:text-align="justify" fo:margin-bottom="0in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0" style:family="table-column">
      <style:table-column-properties style:column-width="1.0562in" style:use-optimal-column-width="false"/>
    </style:style>
    <style:style style:name="TableColumn21" style:family="table-column">
      <style:table-column-properties style:column-width="1.0861in" style:use-optimal-column-width="false"/>
    </style:style>
    <style:style style:name="TableColumn22" style:family="table-column">
      <style:table-column-properties style:column-width="0.8916in" style:use-optimal-column-width="false"/>
    </style:style>
    <style:style style:name="TableColumn23" style:family="table-column">
      <style:table-column-properties style:column-width="4.15in" style:use-optimal-column-width="false"/>
    </style:style>
    <style:style style:name="Table19" style:family="table">
      <style:table-properties style:width="7.184in" fo:margin-left="-0.4958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fo:background-color="#FFFFFF" fo:padding-top="0in" fo:padding-left="0.0715in" fo:padding-bottom="0in" fo:padding-right="0.075in"/>
    </style:style>
    <style:style style:name="P26" style:parent-style-name="Standard" style:family="paragraph">
      <style:paragraph-properties fo:text-align="center" fo:margin-bottom="0in"/>
    </style:style>
    <style:style style:name="T2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0" style:parent-style-name="Standard" style:family="paragraph">
      <style:paragraph-properties fo:text-align="center" fo:margin-bottom="0in"/>
    </style:style>
    <style:style style:name="T3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2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3" style:parent-style-name="Standard" style:family="paragraph">
      <style:paragraph-properties fo:text-align="center" fo:margin-bottom="0in"/>
    </style:style>
    <style:style style:name="T3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5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6" style:parent-style-name="Standard" style:family="paragraph">
      <style:paragraph-properties fo:text-align="center" fo:margin-bottom="0in"/>
    </style:style>
    <style:style style:name="T3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9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0" style:parent-style-name="Standard" style:family="paragraph">
      <style:paragraph-properties fo:text-align="center" fo:margin-bottom="0in"/>
    </style:style>
    <style:style style:name="T4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5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7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9" style:family="table-cell">
      <style:table-cell-properties fo:border="0.0069in solid #00000A" fo:background-color="#FFFFFF" fo:padding-top="0in" fo:padding-left="0.071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</style:style>
    <style:style style:name="T5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5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1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3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5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70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72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74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9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1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3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7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9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1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1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RELATÓRIO DE DEFEITOS</text:span></text:p>
      <text:p text:style-name="P3"/>
      <text:p text:style-name="P4"><text:span text:style-name="T5">Revisor ID: Afonso Tessari Data:<text:s/></text:span><text:span text:style-name="T6">24</text:span><text:span text:style-name="T7">/02/15</text:span></text:p>
      <text:p text:style-name="P8"><text:span text:style-name="T9">Página 1 de 1</text:span></text:p>
      <text:p text:style-name="P10"><text:span text:style-name="T11">Nome do documento: HemoSystem<text:s/></text:span><text:span text:style-name="T12">(conclusão de ciclos)</text:span></text:p>
      <text:p text:style-name="P13"><text:span text:style-name="T14">Início:2</text:span><text:span text:style-name="T15">1</text:span><text:span text:style-name="T16">:10 <text:s text:c="5"/>Término:2</text:span><text:span text:style-name="T17">2:00</text:span>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4">
            <text:p text:style-name="P26"><text:span text:style-name="T27">Defeitos</text:span></text:p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<text:span text:style-name="T31">#Defeito</text:span></text:p>
          </table:table-cell>
          <table:table-cell table:style-name="TableCell32">
            <text:p text:style-name="P33"><text:span text:style-name="T34">Classe</text:span></text:p>
          </table:table-cell>
          <table:table-cell table:style-name="TableCell35">
            <text:p text:style-name="P36"><text:span text:style-name="T37">Classe de<text:s/></text:span><text:span text:style-name="T38">Defeito</text:span></text:p>
          </table:table-cell>
          <table:table-cell table:style-name="TableCell39">
            <text:p text:style-name="P40"><text:span text:style-name="T41">Descrição</text:span></text:p>
          </table:table-cell>
        </table:table-row>
        <table:table-row table:style-name="TableRow42">
          <table:table-cell table:style-name="TableCell43">
            <text:p text:style-name="P44">1</text:p>
          </table:table-cell>
          <table:table-cell table:style-name="TableCell45">
            <text:p text:style-name="P46">Registrar Doação de Sangue</text:p>
          </table:table-cell>
          <table:table-cell table:style-name="TableCell47">
            <text:p text:style-name="P48">A</text:p>
          </table:table-cell>
          <table:table-cell table:style-name="TableCell49">
            <text:p text:style-name="P50"><text:span text:style-name="T51">No que se refere a menu, “registrar doação”, “doador”</text:span><text:span text:style-name="T52">, “registrar usuário”</text:span><text:span text:style-name="T53">,<text:s/></text:span><text:span text:style-name="T54">“</text:span><text:span text:style-name="T55">indicar usuários autorizados”</text:span><text:span text:style-name="T56"><text:s/>estes seriam em abas?</text:span></text:p>
            <text:p text:style-name="P57"/>
          </table:table-cell>
        </table:table-row>
        <table:table-row table:style-name="TableRow58">
          <table:table-cell table:style-name="TableCell59">
            <text:p text:style-name="P60">2</text:p>
          </table:table-cell>
          <table:table-cell table:style-name="TableCell61">
            <text:p text:style-name="P62">Restringir Doador Inválido</text:p>
          </table:table-cell>
          <table:table-cell table:style-name="TableCell63">
            <text:p text:style-name="P64">O</text:p>
          </table:table-cell>
          <table:table-cell table:style-name="TableCell65">
            <text:p text:style-name="P66">Após clicar em “Registrar Doador”<text:s/>como especificar o doador para depois o sistema verificar se ele é inválido ou não</text:p>
          </table:table-cell>
        </table:table-row>
        <table:table-row table:style-name="TableRow67">
          <table:table-cell table:style-name="TableCell68">
            <text:p text:style-name="P69">3</text:p>
          </table:table-cell>
          <table:table-cell table:style-name="TableCell70">
            <text:p text:style-name="P71">Acessar Doação</text:p>
          </table:table-cell>
          <table:table-cell table:style-name="TableCell72">
            <text:p text:style-name="P73">A</text:p>
          </table:table-cell>
          <table:table-cell table:style-name="TableCell74">
            <text:p text:style-name="P75">Na seção típica de eventos 5 e 6, serão duas janelas que o sistema irá exibir?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4</text:p>
          </table:table-cell>
          <table:table-cell table:style-name="TableCell88">
            <text:p text:style-name="P89">Alteração de usuários</text:p>
          </table:table-cell>
          <table:table-cell table:style-name="TableCell90">
            <text:p text:style-name="P91">O</text:p>
          </table:table-cell>
          <table:table-cell table:style-name="TableCell92">
            <text:p text:style-name="P93">Segundo o Documento de Requisitos a RF 8 é denominada “alteração e remoção” de usuários</text:p>
          </table:table-cell>
        </table:table-row>
        <table:table-row table:style-name="TableRow94">
          <table:table-cell table:style-name="TableCell95">
            <text:p text:style-name="P96">5</text:p>
          </table:table-cell>
          <table:table-cell table:style-name="TableCell97">
            <text:p text:style-name="P98">Dados da última doação</text:p>
          </table:table-cell>
          <table:table-cell table:style-name="TableCell99">
            <text:p text:style-name="P100">I</text:p>
          </table:table-cell>
          <table:table-cell table:style-name="TableCell101">
            <text:p text:style-name="P102">Segundo RF2, seria registro de doação de sangue, na RF8 consta “usuário cadastra” uma nova doação de sangue</text:p>
          </table:table-cell>
        </table:table-row>
        <table:table-row table:style-name="TableRow103">
          <table:table-cell table:style-name="TableCell104">
            <text:p text:style-name="P105">6</text:p>
          </table:table-cell>
          <table:table-cell table:style-name="TableCell106">
            <text:p text:style-name="P107">Registrar inaptidão</text:p>
          </table:table-cell>
          <table:table-cell table:style-name="TableCell108">
            <text:p text:style-name="P109">O</text:p>
          </table:table-cell>
          <table:table-cell table:style-name="TableCell110">
            <text:p text:style-name="P111">Após escolher a opção “registrar inaptidão” como especificar para qual doador a inaptidão se classificari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ex tuma</meta:initial-creator>
    <dc:creator>Usuario</dc:creator>
    <meta:creation-date>2015-02-25T13:32:00Z</meta:creation-date>
    <dc:date>2015-02-25T13:32:00Z</dc:date>
    <meta:template xlink:href="Normal" xlink:type="simple"/>
    <meta:editing-cycles>2</meta:editing-cycles>
    <meta:editing-duration>PT1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9" meta:character-count="1017" meta:row-count="7" meta:non-whitespace-character-count="860"/>
  </office:meta>
</office:document-meta>
</file>